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table:align="right" style:writing-mode="rl-tb"/>
    </style:style>
    <style:style style:name="Table1.A" style:family="table-column">
      <style:table-column-properties style:column-width="0.9167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2917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4417in"/>
    </style:style>
    <style:style style:name="Table1.6" style:family="table-row">
      <style:table-row-properties style:min-row-height="0.4007in"/>
    </style:style>
    <style:style style:name="Table1.7" style:family="table-row">
      <style:table-row-properties style:min-row-height="0.5993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text-properties officeooo:paragraph-rsid="008b1430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officeooo:rsid="00151e08" officeooo:paragraph-rsid="00151e08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officeooo:rsid="00151e08" officeooo:paragraph-rsid="0065be31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officeooo:rsid="00151e08" officeooo:paragraph-rsid="00364257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5b11c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size="10pt" officeooo:paragraph-rsid="005b11cf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fo:font-size="10pt" officeooo:rsid="00151e08" officeooo:paragraph-rsid="008b1430" style:font-size-asian="10pt" style:font-size-complex="10pt"/>
    </style:style>
    <style:style style:name="P22" style:family="paragraph">
      <style:paragraph-properties fo:text-align="start"/>
      <style:text-properties style:text-line-through-style="none" style:font-name="Times New Roman" fo:font-size="8pt" fo:font-style="normal" style:text-underline-style="none" fo:font-weight="normal"/>
    </style:style>
    <style:style style:name="P23" style:family="paragraph">
      <style:paragraph-properties fo:text-align="end"/>
      <style:text-properties style:text-line-through-style="none" style:font-name="Liberation Sans" fo:font-size="8pt" fo:font-style="normal" style:text-underline-style="none" fo:font-weight="normal"/>
    </style:style>
    <style:style style:name="P24" style:family="paragraph">
      <style:paragraph-properties fo:text-align="end"/>
      <style:text-properties style:text-line-through-style="none" style:font-name="Liberation Sans" fo:font-size="9pt" fo:font-style="normal" style:text-underline-style="none" fo:font-weight="normal"/>
    </style:style>
    <style:style style:name="P25" style:family="paragraph">
      <style:paragraph-properties fo:text-align="end"/>
      <style:text-properties style:text-line-through-style="none" style:font-name="Liberation Sans" fo:font-size="10pt" fo:font-style="normal" style:text-underline-style="none" fo:font-weight="normal"/>
    </style:style>
    <style:style style:name="P26" style:family="paragraph">
      <style:paragraph-properties fo:text-align="end"/>
      <style:text-properties style:text-line-through-style="none" style:font-name="Liberation Sans" fo:font-size="12pt" fo:font-style="normal" style:text-underline-style="none" fo:font-weight="normal"/>
    </style:style>
    <style:style style:name="P27" style:family="paragraph">
      <style:paragraph-properties fo:text-align="end"/>
      <style:text-properties style:text-line-through-style="none" style:font-name="Liberation Sans" fo:font-size="10pt" fo:font-style="normal" style:text-underline-style="none" fo:font-weight="bold"/>
    </style:style>
    <style:style style:name="P28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29" style:family="paragraph">
      <style:paragraph-properties fo:text-align="start"/>
      <style:text-properties style:text-line-through-style="none" fo:font-family="'Arial Unicode MS'" style:font-style-name="Bold" style:font-family-generic="swiss" style:font-pitch="variable" fo:font-size="10pt" fo:font-style="normal" style:text-underline-style="none" fo:font-weight="bold"/>
    </style:style>
    <style:style style:name="P30" style:family="paragraph">
      <style:paragraph-properties fo:text-align="start"/>
      <style:text-properties style:text-line-through-style="none" style:font-name="Liberation Serif1" fo:font-size="10pt" fo:font-style="normal" style:text-underline-style="none" fo:font-weight="bold"/>
    </style:style>
    <style:style style:name="P31" style:family="paragraph">
      <style:paragraph-properties fo:text-align="end"/>
      <style:text-properties style:text-line-through-style="none" style:font-name="Liberation Serif1" fo:font-size="10pt" fo:font-style="normal" style:text-underline-style="none" fo:font-weight="bold"/>
    </style:style>
    <style:style style:name="P32" style:family="paragraph">
      <style:paragraph-properties fo:text-align="center"/>
      <style:text-properties style:text-line-through-style="none" fo:font-family="'Arial Unicode MS'" style:font-style-name="Bold" style:font-family-generic="swiss" style:font-pitch="variable" fo:font-size="12pt" fo:font-style="normal" style:text-underline-style="none" fo:font-weight="bold"/>
    </style:style>
    <style:style style:name="P33" style:family="paragraph">
      <style:paragraph-properties fo:text-align="center"/>
      <style:text-properties style:text-line-through-style="none" style:font-name="Liberation Serif1" fo:font-size="12pt" fo:font-style="normal" style:text-underline-style="none" fo:font-weight="bold"/>
    </style:style>
    <style:style style:name="P34" style:family="paragraph">
      <style:paragraph-properties fo:text-align="start"/>
      <style:text-properties style:text-line-through-style="none" style:font-name="Liberation Serif2" fo:font-size="10pt" fo:font-style="normal" style:text-underline-style="none" fo:font-weight="normal"/>
    </style:style>
    <style:style style:name="P35" style:family="paragraph">
      <style:paragraph-properties fo:text-align="end"/>
      <style:text-properties style:text-line-through-style="none" style:font-name="Liberation Serif2" fo:font-size="10pt" fo:font-style="normal" style:text-underline-style="none" fo:font-weight="normal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top"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top"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1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CertificateTyp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gree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ourseNo" form:control-implementation="ooo:com.sun.star.form.component.TextField" xml:id="control15" form:id="control15" form:current-value="Course No" form:value="Course 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redits" form:control-implementation="ooo:com.sun.star.form.component.TextField" xml:id="control16" form:id="control16" form:current-value="Credits" form:value="Credit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Grade" form:control-implementation="ooo:com.sun.star.form.component.TextField" xml:id="control17" form:id="control17" form:current-value="Grade" form:value="Grad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Remarks" form:control-implementation="ooo:com.sun.star.form.component.TextField" xml:id="control18" form:id="control18" form:current-value="Remarks" form:value="Remark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19" form:id="control19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20" form:id="control20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Gender" form:control-implementation="ooo:com.sun.star.form.component.TextField" xml:id="control21" form:id="control21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22" form:id="control22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23" form:id="control23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Major" form:control-implementation="ooo:com.sun.star.form.component.TextField" xml:id="control24" form:id="control24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choolCertificateType" form:control-implementation="ooo:com.sun.star.form.component.TextField" xml:id="control25" form:id="control25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26" form:id="control26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tream" form:control-implementation="ooo:com.sun.star.form.component.TextField" xml:id="control27" form:id="control27" form:current-value="Stream :_ " form:value="Stream :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Advisor" form:control-implementation="ooo:com.sun.star.form.component.TextField" xml:id="control28" form:id="control28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29" form:id="control29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30" form:id="control30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31" form:id="control31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32" form:id="control32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33" form:id="control33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34" form:id="control34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ourseTitle" form:control-implementation="ooo:com.sun.star.form.component.TextField" xml:id="control35" form:id="control35" form:current-value="Course Title" form:value="Course Titl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36" form:id="control36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2" draw:style-name="gr11" draw:text-style-name="P33" svg:width="3.1043in" svg:height="0.2606in" svg:x="3.0728in" svg:y="0.6146in" draw:control="control31"/>
      <draw:control text:anchor-type="page" text:anchor-page-number="1" draw:z-index="33" draw:style-name="gr12" draw:text-style-name="P34" svg:width="0.7606in" svg:height="0.2295in" svg:x="7.6043in" svg:y="0.9201in" draw:control="control32"/>
      <draw:control text:anchor-type="page" text:anchor-page-number="1" draw:z-index="34" draw:style-name="gr11" draw:text-style-name="P35" svg:width="1.9059in" svg:height="0.2106in" svg:x="5.5425in" svg:y="0.9362in" draw:control="control33"/>
      <draw:control text:anchor-type="page" text:anchor-page-number="1" draw:z-index="35" draw:style-name="gr11" draw:text-style-name="P33" svg:width="3.115in" svg:height="0.2189in" svg:x="3.0752in" svg:y="0.3437in" draw:control="control34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><draw:control text:anchor-type="paragraph" draw:z-index="21" draw:style-name="gr5" draw:text-style-name="P31" svg:width="0.615in" svg:height="0.2087in" svg:x="4.3957in" svg:y="0.2681in" draw:control="control21"/><draw:control text:anchor-type="paragraph" draw:z-index="20" draw:style-name="gr5" draw:text-style-name="P31" svg:width="0.6878in" svg:height="0.2087in" svg:x="0.0382in" svg:y="0.2681in" draw:control="control20"/><draw:control text:anchor-type="paragraph" draw:z-index="24" draw:style-name="gr5" draw:text-style-name="P31" svg:width="0.7295in" svg:height="0.2713in" svg:x="0.0484in" svg:y="0.8701in" draw:control="control24"/><draw:control text:anchor-type="as-char" draw:z-index="30" draw:style-name="gr10" draw:text-style-name="P30" svg:width="0.7941in" svg:height="0.1642in" draw:control="control29"/></text:p>
          </table:table-cell>
          <table:table-cell table:style-name="Table1.A1" office:value-type="string">
            <text:p text:style-name="P7"><draw:control text:anchor-type="paragraph" draw:z-index="31" draw:style-name="gr9" draw:text-style-name="P32" svg:width="3.1134in" svg:height="0.198in" svg:x="1.0965in" svg:y="-1.0654in" draw:control="control30"/>:</text:p>
          </table:table-cell>
          <table:table-cell table:style-name="Table1.A1" office:value-type="string">
            <text:p text:style-name="P7"><draw:control text:anchor-type="as-char" draw:z-index="0" draw:style-name="gr1" draw:text-style-name="P22" svg:width="1.2496in" svg:height="0.1976in" draw:control="control1"/></text:p>
          </table:table-cell>
          <table:table-cell table:style-name="Table1.A1" office:value-type="string">
            <text:p text:style-name="P11"><draw:control text:anchor-type="paragraph" draw:z-index="19" draw:style-name="gr5" draw:text-style-name="P31" svg:width="1.2157in" svg:height="0.1713in" svg:x="0in" svg:y="0.0035in" draw:control="control19"/>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svg:y="-0.0984in" draw:z-index="1" draw:style-name="gr2" draw:text-style-name="P23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draw:z-index="2" draw:style-name="gr3" draw:text-style-name="P24" svg:width="2.7362in" svg:height="0.1969in" draw:control="control3"/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draw:z-index="3" draw:style-name="gr3" draw:text-style-name="P23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1"><draw:control text:anchor-type="paragraph" draw:z-index="22" draw:style-name="gr9" draw:text-style-name="P31" svg:width="0.6898in" svg:height="0.1335in" svg:x="0.0362in" svg:y="0.0661in" draw:control="control23"/><draw:control text:anchor-type="paragraph" draw:z-index="23" draw:style-name="gr5" draw:text-style-name="P31" svg:width="1.0913in" svg:height="0.2295in" svg:x="4.3953in" svg:y="0in" draw:control="control22"/>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draw:z-index="4" draw:style-name="gr3" draw:text-style-name="P23" svg:width="2.8823in" svg:height="0.2406in" draw:control="control5"/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svg:y="-0.1972in" draw:z-index="5" draw:style-name="gr2" draw:text-style-name="P23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draw:z-index="6" draw:style-name="gr3" draw:text-style-name="P25" svg:width="3.0594in" svg:height="0.1976in" draw:control="control7"/></text:p>
          </table:table-cell>
          <table:table-cell table:style-name="Table1.A1" office:value-type="string">
            <text:p text:style-name="P12"><draw:control text:anchor-type="paragraph" draw:z-index="25" draw:style-name="gr5" draw:text-style-name="P31" svg:width="0.6878in" svg:height="0.1776in" svg:x="0.0193in" svg:y="0.0307in" draw:control="control36"/> 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draw:z-index="11" draw:style-name="gr3" draw:text-style-name="P23" svg:width="2.0823in" svg:height="0.2406in" draw:control="control10"/>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><draw:control text:anchor-type="paragraph" draw:z-index="26" draw:style-name="gr5" draw:text-style-name="P31" svg:width="1.115in" svg:height="0.3543in" svg:x="0.028in" svg:y="0in" draw:control="control25"/>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svg:y="-0.0201in" draw:z-index="7" draw:style-name="gr2" draw:text-style-name="P23" svg:width="1.7717in" svg:height="0.1969in" draw:control="control8"/></text:p>
          </table:table-cell>
        </table:table-row>
        <table:table-row table:style-name="Table1.6">
          <table:table-cell table:style-name="Table1.A1" office:value-type="string">
            <text:p text:style-name="P16"><draw:control text:anchor-type="as-char" draw:z-index="27" draw:style-name="gr3" draw:text-style-name="P31" svg:width="0.8398in" svg:height="0.1768in" draw:control="control26"/>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20"><draw:control text:anchor-type="as-char" svg:y="-0.1138in" draw:z-index="12" draw:style-name="gr6" draw:text-style-name="P27" svg:width="3.215in" svg:height="0.2378in" draw:control="control11"/></text:p>
          </table:table-cell>
          <table:table-cell table:style-name="Table1.A1" office:value-type="string">
            <text:p text:style-name="P21"><draw:control text:anchor-type="as-char" svg:y="-0.0937in" draw:z-index="28" draw:style-name="gr2" draw:text-style-name="P31" svg:width="1.0524in" svg:height="0.2713in" draw:control="control27"/>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9"><draw:control text:anchor-type="as-char" svg:y="-0.2917in" draw:z-index="8" draw:style-name="gr2" draw:text-style-name="P26" svg:width="0.826in" svg:height="0.1969in" draw:control="control14"/> <text:s text:c="2"/><draw:control text:anchor-type="as-char" svg:y="-0.2917in" draw:z-index="13" draw:style-name="gr7" draw:text-style-name="P28" svg:width="0.985in" svg:height="0.1969in" draw:control="control13"/></text:p>
          </table:table-cell>
        </table:table-row>
        <table:table-row table:style-name="Table1.7">
          <table:table-cell table:style-name="Table1.A1" office:value-type="string">
            <text:p text:style-name="P17"><draw:control text:anchor-type="as-char" draw:z-index="29" draw:style-name="gr3" draw:text-style-name="P31" svg:width="0.7571in" svg:height="0.2461in" draw:control="control28"/>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20"><draw:control text:anchor-type="paragraph" draw:z-index="9" draw:style-name="gr4" draw:text-style-name="P25" svg:width="2.9169in" svg:height="0.2177in" svg:x="0.0528in" svg:y="0.0264in" draw:control="control12"/></text:p>
            <text:p text:style-name="P20"/>
            <text:p text:style-name="P20"><draw:control text:anchor-type="paragraph" draw:z-index="10" draw:style-name="gr5" draw:text-style-name="P26" svg:width="2.9169in" svg:height="0.2177in" svg:x="0.0319in" svg:y="0.0528in" draw:control="control9"/></text:p>
            <text:p text:style-name="P20"><draw:control text:anchor-type="paragraph" draw:z-index="17" draw:style-name="gr8" draw:text-style-name="P30" svg:width="0.5421in" svg:height="0.2713in" svg:x="3.5091in" svg:y="0.1665in" draw:control="control17"/><draw:control text:anchor-type="paragraph" draw:z-index="18" draw:style-name="gr8" draw:text-style-name="P30" svg:width="0.948in" svg:height="0.2295in" svg:x="4.6736in" svg:y="0.1772in" draw:control="control18"/><draw:control text:anchor-type="paragraph" draw:z-index="14" draw:style-name="gr8" draw:text-style-name="P29" svg:width="0.9169in" svg:height="0.2713in" svg:x="-0.5827in" svg:y="0.1772in" draw:control="control15"/><draw:control text:anchor-type="paragraph" draw:z-index="15" draw:style-name="gr8" draw:text-style-name="P30" svg:width="0.9276in" svg:height="0.313in" svg:x="1.0508in" svg:y="0.1874in" draw:control="control35"/><draw:control text:anchor-type="paragraph" draw:z-index="16" draw:style-name="gr8" draw:text-style-name="P30" svg:width="0.698in" svg:height="0.2606in" svg:x="2.2591in" svg:y="0.1874in" draw:control="control16"/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/>
          </table:table-cell>
        </table:table-row>
      </table:table>
      <text:p text:style-name="P4"><text:span text:style-name="T2"><text:s text:c="7"/></text:span><text:span text:style-name="T1"><text:tab/><text:tab/><text:tab/><text:tab/><text:tab/></text:span></text:p>
      <text:p text:style-name="P5"/>
      <text:p text:style-name="P6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7.0311in" svg:y="-0.0854in" svg:width="0.5591in" svg:height="0.5909in" draw:z-index="36"><draw:image xlink:href="Pictures/1000020000000043000000538A47E0B9.gif" xlink:type="simple" xlink:show="embed" xlink:actuate="onLoad"/></draw:frame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8-11-29T15:43:07.394000000</dc:date>
    <meta:editing-duration>P22DT3H56M54S</meta:editing-duration>
    <meta:editing-cycles>134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30" meta:word-count="12" meta:character-count="30" meta:non-whitespace-character-count="12"/>
  </office:meta>
</office:document-meta>
</file>